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1"/>
    <style:style style:name="P4" style:family="paragraph" style:parent-style-name="Standard">
      <style:text-properties fo:language="ru" fo:country="RU"/>
    </style:style>
    <style:style style:name="P5" style:family="paragraph" style:parent-style-name="Standard" style:list-style-name="L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586069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0366d6" style:text-line-through-style="none" style:font-name="apple-system" fo:font-size="12pt" fo:letter-spacing="normal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366d6" style:text-line-through-style="none" style:font-name="apple-system" fo:font-size="12pt" fo:letter-spacing="normal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6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latBuffers </text:span>позволяют юзать <text:span text:style-name="T1">Net4, </text:span>поэтому и были выбраны (<text:span text:style-name="T1">ProtoBuf </text:span>нужно Net4.5). <text:s/></text:p>
      <text:p text:style-name="P1">Использование <text:span text:style-name="T1">FlatBuffers</text:span></text:p>
      <text:p text:style-name="P2"/>
      <text:list xml:id="list7414359805040169893" text:style-name="L1">
        <text:list-item>
          <text:p text:style-name="P5">Скачать <text:span text:style-name="T1">cmake – cmake-3.9.6-win64-x64.zip</text:span></text:p>
        </text:list-item>
        <text:list-item>
          <text:p text:style-name="P5">Установить <text:span text:style-name="T1">cmake </text:span>в <text:span text:style-name="T1">Program files</text:span></text:p>
        </text:list-item>
        <text:list-item>
          <text:p text:style-name="P5"><text:span text:style-name="T1">Скачать flatbuffers-master.zip </text:span>с <text:span text:style-name="T1">GitHub </text:span>и распаковать</text:p>
        </text:list-item>
        <text:list-item>
          <text:p text:style-name="P5">В каталоге <text:span text:style-name="T1">net </text:span>сгенерить FlatBuffers.dll</text:p>
        </text:list-item>
        <text:list-item>
          <text:p text:style-name="P5">Далее генерить flatc.exe :</text:p>
          <text:list>
            <text:list-item>
              <text:p text:style-name="P5">в каталоге flatbuffers-master выполнить команду</text:p>
            </text:list-item>
          </text:list>
          <text:p text:style-name="P5">"C:\Program Files\cmake-3.9.6-win64-x64\bin\cmake" -G "Visual Studio 10"</text:p>
          <text:p text:style-name="P5">Она подготовит файлы проектов для <text:span text:style-name="T1">VS</text:span></text:p>
          <text:list text:continue-numbering="true">
            <text:list-item>
              <text:p text:style-name="P5">Открыть flatc.vcxproj и сгенерить <text:s/>flatc.exe</text:p>
            </text:list-item>
          </text:list>
        </text:list-item>
        <text:list-item>
          <text:p text:style-name="P5">создать файл схемы с расширением .<text:span text:style-name="T1">fbs</text:span></text:p>
        </text:list-item>
        <text:list-item>
          <text:p text:style-name="P5">скомпилить схему командой flatc --csharp -n monster.fbs</text:p>
          <text:p text:style-name="P3"><text:span text:style-name="T6">получится набор классов для использования в проекте </text:span><text:a xlink:type="simple" xlink:href="https://github.com/google/flatbuffers" text:style-name="Internet_20_link" text:visited-style-name="Visited_20_Internet_20_Link"><text:span text:style-name="T3">flatbuffers</text:span></text:a><text:span text:style-name="T2">/</text:span><text:a xlink:type="simple" xlink:href="https://github.com/google/flatbuffers/tree/master/samples" text:style-name="Internet_20_link" text:visited-style-name="Visited_20_Internet_20_Link"><text:span text:style-name="T4">samples</text:span></text:a><text:span text:style-name="T2">/</text:span><text:span text:style-name="Strong_20_Emphasis"><text:span text:style-name="T5">SampleBinary.cs</text:span></text:span> <text:span text:style-name="T6">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8T16:33:26.82</meta:creation-date>
    <dc:date>2017-11-28T17:57:39.41</dc:date>
    <meta:editing-duration>PT11M38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1" meta:paragraph-count="14" meta:word-count="91" meta:character-count="698"/>
  </office:meta>
</office:document-meta>
</file>